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fff00"/>
    </style:style>
    <style:style style:name="ce3" style:family="table-cell" style:parent-style-name="Default">
      <style:table-cell-properties fo:background-color="#ff00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2"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 office:value-type="string" calcext:value-type="string">
            <text:p>gai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3" office:value-type="string" calcext:value-type="string">
            <text:p>choose: gain rival, gain enemy; choose: lose ally, lose rival.</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 office:value-type="string" calcext:value-type="string">
            <text:p>+2 qua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 office:value-type="string" calcext:value-type="string">
            <text:p>+2 benefit.</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 office:value-type="string" calcext:value-type="string">
            <text:p>choose: -1 benefit, prison.</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 office:value-type="string" calcext:value-type="string">
            <text:p>choose: test psi, none</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 office:value-type="string" calcext:value-type="string">
            <text:p>roll soc 8+: gain rival, gain enemy, prison.</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 office:value-type="string" calcext:value-type="string">
            <text:p>roll d3: gain 1 ally, gain 2 ally, gain 3 ally.</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 office:value-type="string" calcext:value-type="string">
            <text:p>roll soc 8+: gain rival AND gain enemy, none.</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 office:value-type="string" calcext:value-type="string">
            <text:p>roll investigate 8+ or streetwise 8+: (choose: gain deception +1, gain joat +1, gain persaude +1, gain tactics +1), mishap.</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 office:value-type="string" calcext:value-type="string">
            <text:p>+1 career benefit.</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roll d3: gain 1 contact, gain 2 contact, gain 3 contac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 office:value-type="string" calcext:value-type="string">
            <text:p>choose: gain investigate +1, +4 advancement.</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 office:value-type="string" calcext:value-type="string">
            <text:p>choose: gain vacc 1, gain engineer 1, gain riding 1, gain training 1, gain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 office:value-type="string" calcext:value-type="string">
            <text:p>choose: none, gain patron AND +4 qual</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 office:value-type="string" calcext:value-type="string">
            <text:p>roll art 8+ or investigate 8+: +1 soc, -1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 office:value-type="string" calcext:value-type="string">
            <text:p>roll d3: gain 1 contact, gain 2 contact, gain 3 contact.</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3"/>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 office:value-type="string" calcext:value-type="string">
            <text:p>choose: gain tactics 1, +4 advancement.</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3"/>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3"/>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3"/>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1:48:10.777000000</dc:date>
    <meta:editing-duration>P1DT9H57M19S</meta:editing-duration>
    <meta:editing-cycles>145</meta:editing-cycles>
    <meta:generator>LibreOffice/7.3.6.2$Windows_X86_64 LibreOffice_project/c28ca90fd6e1a19e189fc16c05f8f8924961e12e</meta:generator>
    <meta:document-statistic meta:table-count="6" meta:cell-count="1311" meta:object-count="0"/>
  </office:meta>
</office:document-meta>
</file>